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904288408" text:anchor-type="as-char" svg:x="0in" svg:y="0in" svg:width="7.41421in" svg:height="4.20139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abo Mosikidi</meta:initial-creator>
    <dc:creator>Thabo Mosikidi</dc:creator>
    <meta:creation-date>2023-11-19T15:42:00Z</meta:creation-date>
    <dc:date>2023-11-19T15:42:00Z</dc:date>
    <meta:template xlink:href="Normal.dotm" xlink:type="simple"/>
    <meta:editing-cycles>37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